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100%" draw:opacity-name="Transparency_20_3" draw:textarea-horizontal-align="justify" draw:textarea-vertical-align="middle" draw:auto-grow-height="false" fo:min-height="1.909cm" fo:min-width="5.342cm"/>
    </style:style>
    <style:style style:name="gr2" style:family="graphic" style:parent-style-name="standard">
      <style:graphic-properties draw:opacity="100%" draw:opacity-name="Transparency_20_3" draw:textarea-horizontal-align="justify" draw:textarea-vertical-align="middle" draw:auto-grow-height="false" fo:min-height="1.782cm" fo:min-width="5.977cm"/>
    </style:style>
    <style:style style:name="gr3" style:family="graphic" style:parent-style-name="standard">
      <style:graphic-properties draw:opacity="100%" draw:opacity-name="Transparency_20_3" draw:textarea-horizontal-align="justify" draw:textarea-vertical-align="middle" draw:auto-grow-height="false" fo:min-height="1.782cm" fo:min-width="5.342cm"/>
    </style:style>
    <style:style style:name="gr4" style:family="graphic" style:parent-style-name="standard">
      <style:graphic-properties draw:opacity="100%" draw:opacity-name="Transparency_20_3" draw:textarea-horizontal-align="justify" draw:textarea-vertical-align="middle" draw:auto-grow-height="false" fo:min-height="2.671cm" fo:min-width="12.835cm"/>
    </style:style>
    <style:style style:name="gr5" style:family="graphic" style:parent-style-name="standard">
      <style:graphic-properties draw:opacity="100%" draw:opacity-name="Transparency_20_3" draw:textarea-horizontal-align="justify" draw:textarea-vertical-align="middle" draw:auto-grow-height="false" fo:min-height="1.782cm" fo:min-width="5.215cm"/>
    </style:style>
    <style:style style:name="gr6" style:family="graphic" style:parent-style-name="standard">
      <style:graphic-properties draw:opacity="100%" draw:opacity-name="Transparency_20_3" draw:textarea-horizontal-align="justify" draw:textarea-vertical-align="middle" draw:auto-grow-height="false" fo:min-height="1.655cm" fo:min-width="5.34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100%" draw:opacity-name="Transparency_20_3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opacity="100%" draw:opacity-name="Transparency_20_3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729fcf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729fcf" fo:font-weight="bold" style:font-weight-asian="bold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729fcf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842cm" svg:height="2.159cm" svg:x="7.404cm" svg:y="2.635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.477cm" svg:height="2.032cm" svg:x="1.824cm" svg:y="12.784cm">
          <text:p text:style-name="P1"><text:span text:style-name="T2">TABLA HAS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.842cm" svg:height="2.032cm" svg:x="12.684cm" svg:y="12.684cm">
          <text:p text:style-name="P1"><text:span text:style-name="T2">ARBO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3.335cm" svg:height="2.921cm" svg:x="3.667cm" svg:y="7.223cm">
          <text:p text:style-name="P1"><text:span text:style-name="T2">DICCIONARIO CUAC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5.715cm" svg:height="2.032cm" svg:x="7.604cm" svg:y="22.491cm">
          <text:p text:style-name="P1"><text:span text:style-name="T2">CUAC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5.842cm" svg:height="1.905cm" svg:x="7.547cm" svg:y="25.955cm">
          <text:p text:style-name="P1"><text:span text:style-name="T2">FECHA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0.325cm" svg:y1="4.794cm" svg:x2="10.334cm" svg:y2="7.223cm" draw:start-shape="id1" draw:start-glue-point="2" draw:end-shape="id2" draw:end-glue-point="0" svg:d="M10325 4794v1214h9v1215" svg:viewBox="0 0 10 2430">
          <text:p/>
        </draw:connector>
        <draw:connector draw:style-name="gr7" draw:text-style-name="P1" draw:layer="layout" svg:x1="10.334cm" svg:y1="10.144cm" svg:x2="5.062cm" svg:y2="12.784cm" draw:start-shape="id2" draw:start-glue-point="2" draw:end-shape="id3" draw:end-glue-point="0" svg:d="M10334 10144v1320h-5272v1320" svg:viewBox="0 0 5273 2641">
          <text:p/>
        </draw:connector>
        <draw:connector draw:style-name="gr7" draw:text-style-name="P1" draw:layer="layout" svg:x1="10.334cm" svg:y1="10.144cm" svg:x2="15.605cm" svg:y2="12.684cm" draw:start-shape="id2" draw:start-glue-point="2" draw:end-shape="id4" draw:end-glue-point="0" svg:d="M10334 10144v1270h5271v1270" svg:viewBox="0 0 5272 2541">
          <text:p/>
        </draw:connector>
        <draw:connector draw:style-name="gr7" draw:text-style-name="P1" draw:layer="layout" draw:line-skew="1.777cm" svg:x1="5.062cm" svg:y1="14.816cm" svg:x2="10.461cm" svg:y2="22.491cm" draw:start-shape="id3" draw:start-glue-point="2" draw:end-shape="id5" draw:end-glue-point="0" svg:d="M5062 14816v5615h5399v2060" svg:viewBox="0 0 5400 7676">
          <text:p/>
        </draw:connector>
        <draw:connector draw:style-name="gr7" draw:text-style-name="P1" draw:layer="layout" svg:x1="10.461cm" svg:y1="24.523cm" svg:x2="10.468cm" svg:y2="25.955cm" draw:start-shape="id5" draw:start-glue-point="2" draw:end-shape="id6" draw:end-glue-point="0" svg:d="M10461 24523v716h7v716" svg:viewBox="0 0 8 1433">
          <text:p/>
        </draw:connector>
        <draw:custom-shape draw:style-name="gr6" draw:text-style-name="P3" xml:id="id7" draw:id="id7" draw:layer="layout" svg:width="5.842cm" svg:height="1.905cm" svg:x="12.684cm" svg:y="16.418cm">
          <text:p text:style-name="P1"><text:span text:style-name="T2">NODO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5.605cm" svg:y1="18.323cm" svg:x2="10.461cm" svg:y2="22.491cm" draw:start-shape="id7" draw:start-glue-point="2" draw:end-shape="id5" draw:end-glue-point="0" svg:d="M15605 18323v2084h-5144v2084" svg:viewBox="0 0 5145 4169">
          <text:p/>
        </draw:connector>
        <draw:connector draw:style-name="gr7" draw:text-style-name="P1" draw:layer="layout" svg:x1="12.684cm" svg:y1="13.7cm" svg:x2="10.461cm" svg:y2="22.491cm" draw:start-shape="id4" draw:start-glue-point="3" draw:end-shape="id5" draw:end-glue-point="0" svg:d="M12684 13700h-2223v8791" svg:viewBox="0 0 2224 8792">
          <text:p/>
        </draw:connector>
        <draw:connector draw:style-name="gr8" draw:text-style-name="P4" draw:layer="layout" draw:type="line" svg:x1="15.605cm" svg:y1="14.716cm" svg:x2="15.605cm" svg:y2="16.418cm" draw:start-shape="id4" draw:start-glue-point="2" draw:end-shape="id7" draw:end-glue-point="0" svg:d="M15605 14716v1702" svg:viewBox="0 0 1 1703">
          <text:p/>
        </draw:connector>
        <draw:frame draw:style-name="gr9" draw:text-style-name="P6" draw:layer="layout" svg:width="3.429cm" svg:height="0.839cm" svg:x="15.732cm" svg:y="15.24cm">
          <draw:text-box>
            <text:p text:style-name="P5"><text:span text:style-name="T3">amigo de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13:51:27.250548881</meta:creation-date>
    <dc:date>2018-12-05T14:31:15.377757733</dc:date>
    <meta:editing-duration>PT10M24S</meta:editing-duration>
    <meta:editing-cycles>3</meta:editing-cycles>
    <meta:generator>LibreOffice/6.0.3.2$Linux_X86_64 LibreOffice_project/00m0$Build-2</meta:generator>
    <meta:document-statistic meta:object-count="16"/>
  </office:meta>
</office:document-meta>
</file>